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Emp (</text:p>
      <text:p text:style-name="Standard"><text:s text:c="4"/>Id INT PRIMARY KEY,</text:p>
      <text:p text:style-name="Standard"><text:s text:c="4"/>Name VARCHAR(50),</text:p>
      <text:p text:style-name="Standard"><text:s text:c="4"/>Joining_date DATE,</text:p>
      <text:p text:style-name="Standard"><text:s text:c="4"/>salary DECIMAL(10, 2),</text:p>
      <text:p text:style-name="Standard"><text:s text:c="4"/>dept INT</text:p>
      <text:p text:style-name="Standard">);</text:p>
      <text:p text:style-name="Standard"/>
      <text:p text:style-name="Standard"/>
      <text:p text:style-name="Standard">INSERT INTO Emp (Id, Name, Joining_date, salary, dept) </text:p>
      <text:p text:style-name="Standard">VALUES (101, 'Ravi Kumar', '2024-01-15', 7000, 10);</text:p>
      <text:p text:style-name="Standard"/>
      <text:p text:style-name="Standard">INSERT INTO Emp (Id, Name, Joining_date, salary, dept) </text:p>
      <text:p text:style-name="Standard">VALUES </text:p>
      <text:p text:style-name="Standard">(102, 'Anjali Patel', '2023-03-22', 8000, 20),</text:p>
      <text:p text:style-name="Standard">(103, 'Vikram Sharma', '2022-07-10', 7500, 10),</text:p>
      <text:p text:style-name="Standard">(104, 'Neha Gupta', '2021-12-05', 9000, 30);</text:p>
      <text:p text:style-name="Standard"/>
      <text:p text:style-name="Standard">SELECT * FROM Emp;</text:p>
      <text:p text:style-name="Standard"/>
      <text:p text:style-name="Standard">SELECT * FROM Emp WHERE salary &gt; 8000;</text:p>
      <text:p text:style-name="Standard"/>
      <text:p text:style-name="Standard">SELECT * FROM Emp ORDER BY Joining_date ASC;</text:p>
      <text:p text:style-name="Standard"/>
      <text:p text:style-name="Standard">UPDATE Emp SET salary = 50000 WHERE Id = 100;</text:p>
      <text:p text:style-name="Standard"/>
      <text:p text:style-name="Standard">DELETE FROM Emp WHERE Id = 106;</text:p>
      <text:p text:style-name="Standard"/>
      <text:p text:style-name="Standard">SELECT DISTINCT salary FROM Emp;</text:p>
      <text:p text:style-name="Standard"/>
      <text:p text:style-name="Standard">SELECT MIN(salary) AS MinSalary, MAX(salary) AS MaxSalary FROM Emp;</text:p>
      <text:p text:style-name="Standard"/>
      <text:p text:style-name="Standard">SELECT COUNT(*) AS TotalEmployees FROM Emp;</text:p>
      <text:p text:style-name="Standard"/>
      <text:p text:style-name="Standard">SELECT SUM(salary) AS TotalSalary FROM Emp WHERE dept = 10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0:09:20.530916333</meta:creation-date>
    <dc:date>2024-11-07T00:15:17.906281189</dc:date>
    <meta:editing-duration>PT5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27" meta:character-count="806" meta:non-whitespace-character-count="679"/>
  </office:meta>
</office:document-meta>
</file>